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5A000000096A5C33280.png" manifest:media-type=""/>
  <manifest:file-entry manifest:full-path="Pictures/10001B1F00002292000014849CA59F44.svg" manifest:media-type=""/>
  <manifest:file-entry manifest:full-path="Pictures/100002010000014E000000C6270BED40.pn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Condensed" svg:font-family="'Roboto Condensed'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3c3c41" draw:fill="none" draw:textarea-horizontal-align="justify" draw:textarea-vertical-align="middle" draw:auto-grow-height="false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2.25cm" fo:padding-top="0.5cm" fo:padding-bottom="0.3cm" fo:padding-left="0.5cm" fo:padding-right="0.5cm"/>
    </style:style>
    <style:style style:name="gr4" style:family="graphic">
      <style:graphic-properties svg:stroke-color="#3c3c41" draw:fill="none" draw:textarea-horizontal-align="justify" draw:textarea-vertical-align="middle" draw:auto-grow-height="false" style:protect="size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43.76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2.25cm" fo:padding-top="0cm" fo:padding-bottom="0.5cm" fo:padding-left="0cm" fo:padding-right="0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style:text-outline="false" style:font-name="Roboto Condensed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end"/>
      <style:text-properties fo:color="#ffffff" style:text-outline="false" style:font-name="Roboto Condensed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text-outline="false" style:font-name="Roboto Condensed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ff" style:text-outline="false" style:font-name="Roboto Condensed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898cm" svg:height="3.5cm" svg:x="8.151cm" svg:y="3.5cm">
          <draw:image xlink:href="Pictures/100002010000014E000000C6270BED40.png" xlink:type="simple" xlink:show="embed" xlink:actuate="onLoad"/>
          <draw:image xlink:href="Pictures/10001B1F00002292000014849CA59F44.svg" xlink:type="simple" xlink:show="embed" xlink:actuate="onLoad">
            <text:p/>
          </draw:image>
        </draw:frame>
        <draw:custom-shape draw:style-name="gr2" draw:text-style-name="P1" draw:layer="layout" svg:width="9.05cm" svg:height="5.6cm" svg:x="5.975cm" svg:y="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9.025cm" svg:height="5.6cm" svg:x="5.975cm" svg:y="3cm">
          <draw:text-box>
            <text:p text:style-name="P2"><text:span text:style-name="T1">Check In/Check Out</text:span></text:p>
          </draw:text-box>
        </draw:frame>
        <draw:frame draw:style-name="gr1" draw:text-style-name="P1" draw:layer="layout" svg:width="5.898cm" svg:height="3.5cm" svg:x="8.151cm" svg:y="9.5cm">
          <draw:image xlink:href="Pictures/100002010000014E000000C6270BED40.png" xlink:type="simple" xlink:show="embed" xlink:actuate="onLoad"/>
          <draw:image xlink:href="Pictures/10001B1F00002292000014849CA59F44.svg" xlink:type="simple" xlink:show="embed" xlink:actuate="onLoad">
            <text:p/>
          </draw:image>
        </draw:frame>
        <draw:custom-shape draw:style-name="gr2" draw:text-style-name="P1" draw:layer="layout" svg:width="9.05cm" svg:height="5.6cm" svg:x="5.975cm" svg:y="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9.025cm" svg:height="5.6cm" svg:x="5.975cm" svg:y="9cm">
          <draw:text-box>
            <text:p text:style-name="P2"><text:span text:style-name="T1">Check In/Check Out</text:span></text:p>
          </draw:text-box>
        </draw:frame>
      </draw:page>
      <draw:page draw:name="page2" draw:style-name="dp1" draw:master-page-name="Standard">
        <draw:custom-shape draw:style-name="gr4" draw:text-style-name="P1" draw:layer="Layout" svg:width="9.05cm" svg:height="5.6cm" svg:x="5.975cm" svg:y="3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9.025cm" svg:height="5.584cm" svg:x="6cm" svg:y="3.016cm">
          <draw:image xlink:href="Pictures/10000201000005A000000096A5C33280.png" xlink:type="simple" xlink:show="embed" xlink:actuate="onLoad">
            <text:p/>
          </draw:image>
        </draw:frame>
        <draw:frame draw:style-name="gr6" draw:text-style-name="P3" draw:layer="layout" svg:width="8.5cm" svg:height="4.6cm" svg:x="6.5cm" svg:y="4cm">
          <draw:text-box>
            <text:p text:style-name="P3"><text:span text:style-name="T2">15. Goddelauer</text:span></text:p>
            <text:p text:style-name="P3"><text:span text:style-name="T2">Badminton Nachtturnier</text:span></text:p>
          </draw:text-box>
        </draw:frame>
        <draw:custom-shape draw:style-name="gr4" draw:text-style-name="P1" draw:layer="Layout" svg:width="9.05cm" svg:height="5.6cm" svg:x="5.98cm" svg:y="9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9.025cm" svg:height="5.584cm" svg:x="6.005cm" svg:y="9.016cm">
          <draw:image xlink:href="Pictures/10000201000005A000000096A5C33280.png" xlink:type="simple" xlink:show="embed" xlink:actuate="onLoad">
            <text:p/>
          </draw:image>
        </draw:frame>
        <draw:frame draw:style-name="gr6" draw:text-style-name="P3" draw:layer="layout" svg:width="8.5cm" svg:height="4.6cm" svg:x="6.505cm" svg:y="10cm">
          <draw:text-box>
            <text:p text:style-name="P3"><text:span text:style-name="T2">15. Goddelauer</text:span></text:p>
            <text:p text:style-name="P3"><text:span text:style-name="T2">Badminton Nachtturni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boto Condensed" svg:font-family="'Roboto Condensed'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Lorenz</meta:initial-creator>
    <meta:creation-date>2016-11-24T20:59:45.052292980</meta:creation-date>
    <dc:date>2016-11-24T21:24:54.792406003</dc:date>
    <dc:creator>Christian Lorenz</dc:creator>
    <meta:editing-duration>PT15M31S</meta:editing-duration>
    <meta:editing-cycles>2</meta:editing-cycles>
    <meta:generator>LibreOffice/4.1.6.2$Linux_x86 LibreOffice_project/410m0$Build-2</meta:generator>
    <meta:document-statistic meta:object-count="12"/>
  </office:meta>
</office:document-meta>
</file>